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477" officeooo:paragraph-rsid="001de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8</text:p>
      <text:p text:style-name="P1">a. because theSize would change each iteration if left inside.</text:p>
      <text:p text:style-name="P1">b.O(n)</text:p>
      <text:p text:style-name="P1">c.O(n)</text:p>
      <text:p text:style-name="P1">d.no a loop is just necessary to complete the a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22:43:53.668000000</meta:creation-date>
    <dc:date>2018-09-27T22:52:47.332000000</dc:date>
    <meta:editing-duration>PT8M54S</meta:editing-duration>
    <meta:editing-cycles>1</meta:editing-cycles>
    <meta:document-statistic meta:table-count="0" meta:image-count="0" meta:object-count="0" meta:page-count="1" meta:paragraph-count="5" meta:word-count="23" meta:character-count="129" meta:non-whitespace-character-count="111"/>
    <meta:generator>LibreOffice/5.4.4.2$Windows_X86_64 LibreOffice_project/2524958677847fb3bb44820e40380acbe820f960</meta:generator>
  </office:meta>
</office:document-meta>
</file>